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93bf" officeooo:paragraph-rsid="001593bf"/>
    </style:style>
    <style:style style:name="P2" style:family="paragraph" style:parent-style-name="Standard">
      <style:text-properties officeooo:rsid="001924a8" officeooo:paragraph-rsid="001924a8"/>
    </style:style>
    <style:style style:name="P3" style:family="paragraph" style:parent-style-name="Standard">
      <style:text-properties officeooo:rsid="001d075e" officeooo:paragraph-rsid="001d075e"/>
    </style:style>
    <style:style style:name="P4" style:family="paragraph" style:parent-style-name="Standard">
      <style:text-properties officeooo:rsid="001924a8" officeooo:paragraph-rsid="0024105d"/>
    </style:style>
    <style:style style:name="P5" style:family="paragraph" style:parent-style-name="Standard">
      <style:text-properties officeooo:rsid="001924a8" officeooo:paragraph-rsid="001faa6a"/>
    </style:style>
    <style:style style:name="P6" style:family="paragraph" style:parent-style-name="Standard">
      <style:text-properties officeooo:rsid="001faa6a" officeooo:paragraph-rsid="0020529b"/>
    </style:style>
    <style:style style:name="P7" style:family="paragraph" style:parent-style-name="Standard">
      <style:text-properties officeooo:rsid="00232c79" officeooo:paragraph-rsid="00232c79"/>
    </style:style>
    <style:style style:name="P8" style:family="paragraph" style:parent-style-name="Standard">
      <style:text-properties officeooo:rsid="001d075e" officeooo:paragraph-rsid="0027913a"/>
    </style:style>
    <style:style style:name="P9" style:family="paragraph" style:parent-style-name="Standard">
      <style:text-properties officeooo:rsid="001d075e" officeooo:paragraph-rsid="003017a4"/>
    </style:style>
    <style:style style:name="P10" style:family="paragraph" style:parent-style-name="Standard">
      <style:text-properties officeooo:rsid="001bd6b0" officeooo:paragraph-rsid="001d075e"/>
    </style:style>
    <style:style style:name="P11" style:family="paragraph" style:parent-style-name="Standard">
      <style:text-properties officeooo:rsid="0024105d" officeooo:paragraph-rsid="0024105d"/>
    </style:style>
    <style:style style:name="P12" style:family="paragraph" style:parent-style-name="Standard">
      <style:paragraph-properties fo:text-align="center" style:justify-single-word="false"/>
      <style:text-properties officeooo:rsid="001593bf" officeooo:paragraph-rsid="001593bf"/>
    </style:style>
    <style:style style:name="P13" style:family="paragraph" style:parent-style-name="Standard">
      <style:text-properties officeooo:rsid="0027913a" officeooo:paragraph-rsid="0027913a"/>
    </style:style>
    <style:style style:name="P14" style:family="paragraph" style:parent-style-name="Standard">
      <style:text-properties officeooo:rsid="00279d56" officeooo:paragraph-rsid="0028c9a6"/>
    </style:style>
    <style:style style:name="P15" style:family="paragraph" style:parent-style-name="Standard">
      <style:text-properties officeooo:rsid="0028c9a6" officeooo:paragraph-rsid="0028c9a6"/>
    </style:style>
    <style:style style:name="P16" style:family="paragraph" style:parent-style-name="Standard">
      <style:text-properties officeooo:rsid="0028c9a6" officeooo:paragraph-rsid="002f9c13"/>
    </style:style>
    <style:style style:name="P17" style:family="paragraph" style:parent-style-name="Standard">
      <style:text-properties officeooo:rsid="002bd249" officeooo:paragraph-rsid="002bd249"/>
    </style:style>
    <style:style style:name="P18" style:family="paragraph" style:parent-style-name="Standard">
      <style:text-properties officeooo:rsid="002e7dc4" officeooo:paragraph-rsid="0035b9f0"/>
    </style:style>
    <style:style style:name="P19" style:family="paragraph" style:parent-style-name="Standard">
      <style:text-properties officeooo:rsid="0032066c" officeooo:paragraph-rsid="0032066c"/>
    </style:style>
    <style:style style:name="P20" style:family="paragraph" style:parent-style-name="Footnote">
      <style:text-properties officeooo:rsid="0024e57e" officeooo:paragraph-rsid="0024e57e"/>
    </style:style>
    <style:style style:name="P21" style:family="paragraph" style:parent-style-name="Footnote">
      <style:text-properties officeooo:rsid="00260650" officeooo:paragraph-rsid="00260650"/>
    </style:style>
    <style:style style:name="P22" style:family="paragraph" style:parent-style-name="Footnote">
      <style:text-properties officeooo:rsid="00285af0" officeooo:paragraph-rsid="00285af0"/>
    </style:style>
    <style:style style:name="P23" style:family="paragraph" style:parent-style-name="Footnote">
      <style:text-properties officeooo:rsid="0028c9a6" officeooo:paragraph-rsid="0028c9a6"/>
    </style:style>
    <style:style style:name="P24" style:family="paragraph" style:parent-style-name="Footnote">
      <style:text-properties officeooo:rsid="002edcd5" officeooo:paragraph-rsid="002edcd5"/>
    </style:style>
    <style:style style:name="P25" style:family="paragraph" style:parent-style-name="Footnote">
      <style:text-properties officeooo:rsid="002f9c13" officeooo:paragraph-rsid="002f9c13"/>
    </style:style>
    <style:style style:name="P26" style:family="paragraph" style:parent-style-name="Footnote">
      <style:text-properties officeooo:rsid="003017a4" officeooo:paragraph-rsid="003017a4"/>
    </style:style>
    <style:style style:name="P27" style:family="paragraph" style:parent-style-name="Footnote">
      <style:text-properties officeooo:rsid="00375c34" officeooo:paragraph-rsid="00375c34"/>
    </style:style>
    <style:style style:name="P28" style:family="paragraph" style:parent-style-name="Footnote">
      <style:text-properties officeooo:rsid="00392fac" officeooo:paragraph-rsid="00392fac"/>
    </style:style>
    <style:style style:name="T1" style:family="text">
      <style:text-properties officeooo:rsid="001bd6b0"/>
    </style:style>
    <style:style style:name="T2" style:family="text">
      <style:text-properties officeooo:rsid="001f9b83"/>
    </style:style>
    <style:style style:name="T3" style:family="text">
      <style:text-properties officeooo:rsid="0020529b"/>
    </style:style>
    <style:style style:name="T4" style:family="text">
      <style:text-properties fo:font-style="italic" officeooo:rsid="0020529b" style:font-style-asian="italic" style:font-style-complex="italic"/>
    </style:style>
    <style:style style:name="T5" style:family="text">
      <style:text-properties officeooo:rsid="00239726"/>
    </style:style>
    <style:style style:name="T6" style:family="text">
      <style:text-properties officeooo:rsid="00260650"/>
    </style:style>
    <style:style style:name="T7" style:family="text">
      <style:text-properties officeooo:rsid="00274f96"/>
    </style:style>
    <style:style style:name="T8" style:family="text">
      <style:text-properties officeooo:rsid="0028c9a6"/>
    </style:style>
    <style:style style:name="T9" style:family="text">
      <style:text-properties officeooo:rsid="002bd249"/>
    </style:style>
    <style:style style:name="T10" style:family="text">
      <style:text-properties officeooo:rsid="002edcd5"/>
    </style:style>
    <style:style style:name="T11" style:family="text">
      <style:text-properties officeooo:rsid="002f0112"/>
    </style:style>
    <style:style style:name="T12" style:family="text">
      <style:text-properties officeooo:rsid="0032066c"/>
    </style:style>
    <style:style style:name="T13" style:family="text">
      <style:text-properties officeooo:rsid="00375c34"/>
    </style:style>
    <style:style style:name="T14" style:family="text">
      <style:text-properties officeooo:rsid="00392f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tatement of Purporse</text:p>
      <text:p text:style-name="P1"/>
      <text:p text:style-name="P3">Research agenda</text:p>
      <text:p text:style-name="P2">Gender, race, sexuality, nationality, social-class, native-language, height, fatness, handedness. What are all the <text:span text:style-name="T2">social </text:span>biases you can think of? Can you make an exhaustive list? Perhaps we could crowdsource it. Or perhaps we already have–and <text:span text:style-name="T2">haven't</text:span> realize<text:span text:style-name="T2">d</text:span> it.</text:p>
      <text:p text:style-name="P2"/>
      <text:p text:style-name="P6"><text:span text:style-name="T13">Understanding social biases is important because it can be the main barrier entry – and thus expansion – to socio-technical projects</text:span><text:span text:style-name="T13"><text:note text:id="ftn12" text:note-class="footnote"><text:note-citation>1</text:note-citation><text:note-body><text:p text:style-name="P27"><text:a xlink:type="simple" xlink:href="http://www.technologyreview.com/featuredstory/520446/the-decline-of-wikipedia/">http://www.technologyreview.com/featuredstory/520446/the-decline-of-wikipedia/</text:a></text:p></text:note-body></text:note></text:span><text:span text:style-name="T13"><text:note text:id="ftn13" text:note-class="footnote"><text:note-citation>2</text:note-citation><text:note-body><text:p text:style-name="P28"><text:a xlink:type="simple" xlink:href="http://www-users.cs.umn.edu/~halfak/publications/The_Rise_and_Decline/halfaker13rise-preprint.pdf">http://www-users.cs.umn.edu/~halfak/publications/The_Rise_and_Decline/halfaker13rise-preprint.pdf</text:a></text:p></text:note-body></text:note></text:span>. I'm also tantalized by the idea that we could automatically detect biases we haven't yet identified. We could uncover Rumsfeldian unknown unknowns. I <text:span text:style-name="T14">propose a resarch agenda</text:span> to classify the already-known social biases <text:span text:style-name="T3">by </text:span>as they appear in the socio-technical fora, <text:span text:style-name="T3">and then to search for unidentified phenomena using the classifications. More specifically, create a statistical model of how the known skewed distributions gender, race, and nationality exist in Wikidata, and then inspect </text:span><text:span text:style-name="T4">all</text:span><text:span text:style-name="T3"> the properties distributions. The way in which this project scales is to allow property-pairs (e.g. gender by race), different social-technical communities (e.g. Freebase, OpenStreetMap), and different models of bias (e.g. editorship-measures). If successful we may find overlooked stigmas and phobias in society, and all the while building a massive Open Dataset of comparative indexes of known social biases.</text:span></text:p>
      <text:p text:style-name="P6"/>
      <text:p text:style-name="P15">Preparations</text:p>
      <text:p text:style-name="P7">This research agenda is the direct consequent of the intermingling experience I have gathered in my academic and work portfolio. <text:span text:style-name="T5">There are three strands which constitute the braid of my readiness: academic and technical head-down-ness, Open Culture social ear-up-ness (ears pricked), Self-driven going-forwardness. <text:s/></text:span></text:p>
      <text:p text:style-name="P5"/>
      <text:p text:style-name="P11">Says: I am published – I am a mathematician and programmer.</text:p>
      <text:p text:style-name="P8">In spring 2015, I will present <text:span text:style-name="T6">the </text:span>research "The Virtous Circle of Wikipedia"<text:note text:id="ftn0" text:note-class="footnote"><text:note-citation>3</text:note-citation><text:note-body><text:p text:style-name="P20"><text:a xlink:type="simple" xlink:href="https://github.com/notconfusing/wiki_econ_capability/blob/master/paper/cscw/cscw2015.pdf?raw=true">https://github.com/notconfusing/wiki_econ_capability/blob/master/paper/cscw/cscw2015.pdf?raw=true</text:a></text:p></text:note-body></text:note>, at Computer-Supported Collaborative Work conference 2015. <text:span text:style-name="T7">In short, the paper provides a new definition and measure for the collaborativeness of a socio-technical community. This will prove useful to the proposed research agenda because it will help answer the criticism of whether found biases reflect society at large, or only the biases of the editing community. It will answer that question by determining whether found biases are correlated to collaborativeness.</text:span></text:p>
      <text:p text:style-name="P13">Yet this project help in another way, which was exercising my technical strenghts and weaknesses. <text:span text:style-name="T7">The project was a collaboration with iSchool PhD Thomas Maillart, who pushed me methodologically to high research rigour. </text:span>M<text:span text:style-name="T7">y </text:span>BA in mathematics was useful in learning the required<text:span text:style-name="T7"> network science. </text:span>In fact an early stage of the research was presented as a Poster to the NetSci 2014 conference<text:span text:style-name="T7"><text:note text:id="ftn1" text:note-class="footnote"><text:note-citation>4</text:note-citation><text:note-body><text:p text:style-name="P21"><text:a xlink:type="simple" xlink:href="http://notconfusing.com/wp-content/uploads/2014/06/netsci_poster.png">http://notconfusing.com/wp-content/uploads/2014/06/netsci_poster.png</text:a></text:p></text:note-body></text:note></text:span><text:span text:style-name="T7">. </text:span>I was also pushed to come to speed with<text:span text:style-name="T7"> </text:span>a base <text:span text:style-name="T7">computational social science literature. </text:span>An example of exceeding this goal is evident in the<text:span text:style-name="T7"> “Method of Reflections” </text:span>technique<text:span text:style-name="T7"> which we </text:span>borrowed and<text:span text:style-name="T7"> u</text:span>tilized <text:span text:style-name="T7">in the paper – </text:span>after reading I created the first open-source implementation of the method<text:span text:style-name="T7"><text:note text:id="ftn2" text:note-class="footnote"><text:note-citation>5</text:note-citation><text:note-body><text:p text:style-name="P21"><text:a xlink:type="simple" xlink:href="http://nbviewer.ipython.org/github/notconfusing/wiki_econ_capability/blob/master/Method%20of%20Reflections%20Explained%20and%20Exampled.ipynb">http://nbviewer.ipython.org/github/notconfusing/wiki_econ_capability/blob/master/Method%20of%20Reflections%20Explained%20and%20Exampled.ipynb</text:a></text:p></text:note-body></text:note></text:span><text:span text:style-name="T7">. </text:span></text:p>
      <text:p text:style-name="P4"/>
      <text:p text:style-name="P11">Says: I am involved in Open Culture with a social slant. <text:span text:style-name="T1">I am already an active contributor to open source open culture worlds.</text:span></text:p>
      <text:p text:style-name="P14">To open source that algorithm was natural instinct, because I am a part of the academic-hacker Wiki Research community. <text:span text:style-name="T8">It was there that my blog posts on the Gender Biases in different Wikipedia languages was picked up by Hanyang University Sociology PhD Piotr Konieczny. We came to work </text:span><text:soft-page-break/><text:span text:style-name="T8">together on creating "Wikipedia Gender Inequality Index" (WIGI</text:span><text:span text:style-name="T8"><text:note text:id="ftn4" text:note-class="footnote"><text:note-citation>6</text:note-citation><text:note-body><text:p text:style-name="P23"><text:a xlink:type="simple" xlink:href="http://github.com/notconfusing/WIGI">http://github.com/notconfusing/WIGI</text:a></text:p></text:note-body></text:note></text:span><text:span text:style-name="T8">), an updating Open Dataset of extracted information from Biography articles across all Wikipedia Languages. My own challenge here was to create the technical infrastructure. I came to sharpen statisitical hypothesis testing from Piotr as we analysed the results by Date and Place of Birth, Ethnicity, Citizenship, and Language. This is the existing prototype for the research agenda put forth. </text:span></text:p>
      <text:p text:style-name="P14"/>
      <text:p text:style-name="P16"><text:span text:style-name="T11">This research agenda put forth can be accomplished at iSchool because we agree on the DIY philosophy that one needs to assemble their own path. </text:span>One very telling fact about the above two projects, is that I have not done them under the direction of an institution, either academi<text:span text:style-name="T9">a</text:span> or industry. Both have come voluntarily on my free time, <text:span text:style-name="T12">and of my own voliton</text:span>. <text:span text:style-name="T12">The last instructions I received was 3 year ago at the beginning of my stint as Research Assitant at OCLC, with the goal essentially being to dazzle them. That suits me perfectly. </text:span><text:s/><text:span text:style-name="T11">Likewise all that science has been Open Science, with the source, data and analysis online as it unfolds in front of me. It has been my dedication to that workstyle that won me the favour of – and so contracts with – Creative Commons</text:span><text:span text:style-name="T11"><text:note text:id="ftn3" text:note-class="footnote"><text:note-citation>7</text:note-citation><text:note-body><text:p text:style-name="P25"><text:a xlink:type="simple" xlink:href="http://lornamcampbell.wordpress.com/2014/09/04/lrmi-implementation-cases-study-untrikiwiki/">http://lornamcampbell.wordpress.com/2014/09/04/lrmi-implementation-cases-study-untrikiwiki/</text:a></text:p></text:note-body></text:note></text:span><text:span text:style-name="T11">, OCLC, and Wikiproject Open Access</text:span><text:span text:style-name="T11"><text:note text:id="ftn9" text:note-class="footnote"><text:note-citation>8</text:note-citation><text:note-body><text:p text:style-name="P25"><text:a xlink:type="simple" xlink:href="https://en.wikipedia.org/wiki/Wikipedia:WikiProject_Open_Access/Signalling_OA-ness/Report">https://en.wikipedia.org/wiki/Wikipedia:WikiProject_Open_Access/Signalling_OA-ness/Report</text:a></text:p></text:note-body></text:note></text:span><text:span text:style-name="T11"> to build Wiki-enriching software. I am a volunteer reviewer for the Wiki Research Newsletter.</text:span><text:span text:style-name="T11"><text:note text:id="ftn8" text:note-class="footnote"><text:note-citation>9</text:note-citation><text:note-body><text:p text:style-name="P22"><text:a xlink:type="simple" xlink:href="https://meta.wikimedia.org/wiki/Research:Newsletter">https://meta.wikimedia.org/wiki/Research:Newsletter</text:a></text:p></text:note-body></text:note></text:span><text:span text:style-name="T11"> And I've even been a guest lecturer at iSchool Friday afternoon seminar.</text:span><text:span text:style-name="T11"><text:note text:id="ftn10" text:note-class="footnote"><text:note-citation>10</text:note-citation><text:note-body><text:p text:style-name="P25"><text:a xlink:type="simple" xlink:href="http://www.ischool.berkeley.edu/newsandevents/events/ias/20120824">http://www.ischool.berkeley.edu/newsandevents/events/ias/20120824</text:a></text:p></text:note-body></text:note></text:span><text:span text:style-name="T11"> All the while, I've been keeping research on my blog</text:span><text:span text:style-name="T11"><text:note text:id="ftn11" text:note-class="footnote"><text:note-citation>11</text:note-citation><text:note-body><text:p text:style-name="P26"><text:a xlink:type="simple" xlink:href="http://notconfusing.com/category/type/research/">http://notconfusing.com/category/type/research/</text:a></text:p></text:note-body></text:note></text:span><text:span text:style-name="T11">. As you may see the financial implications of my work are </text:span></text:p>
      <text:p text:style-name="P16"/>
      <text:p text:style-name="P9">Future</text:p>
      <text:p text:style-name="P19">But no person is an island.</text:p>
      <text:p text:style-name="P9">Let us imagine a future in which everything goes according to plan, the ceremony has occured, and I'm a PhD. What next? A career professorship may be in order. It's instructive to think about my relationship to hackerspaces. With a group of friends I start the hackerspace Sudo Room, to work in myself, because money has never driven me and social uplift always has. Although career hackerdom relies on self-drive to an extreme (since co-hackers are varyingly serious), career academia does not since colleagues are more uniformly serious.</text:p>
      <text:p text:style-name="P17"/>
      <text:p text:style-name="P18"><text:span text:style-name="T12">So I admit</text:span> some guidance is necessary, <text:span text:style-name="T12">this is the balance that attracted me when described by</text:span> Coye Cheshire – <text:span text:style-name="T12">the factulty member with whom I'm interested in work</text:span>. <text:span text:style-name="T10">Coye's substream of intrest around online Gender</text:span><text:span text:style-name="T10"><text:note text:id="ftn5" text:note-class="footnote"><text:note-citation>12</text:note-citation><text:note-body><text:p text:style-name="P24"><text:a xlink:type="simple" xlink:href="http://dl.acm.org/citation.cfm?id=2038561">http://dl.acm.org/citation.cfm?id=2038561</text:a></text:p></text:note-body></text:note></text:span><text:span text:style-name="T10">, Race</text:span><text:span text:style-name="T10"><text:note text:id="ftn6" text:note-class="footnote"><text:note-citation>13</text:note-citation><text:note-body><text:p text:style-name="P24"><text:a xlink:type="simple" xlink:href="http://psycnet.apa.org/journals/ppm/3/1/2/">http://psycnet.apa.org/journals/ppm/3/1/2/</text:a></text:p></text:note-body></text:note></text:span><text:span text:style-name="T10">, and broadly how it relates to inequality in our society</text:span><text:span text:style-name="T10"><text:note text:id="ftn7" text:note-class="footnote"><text:note-citation>14</text:note-citation><text:note-body><text:p text:style-name="P24"><text:a xlink:type="simple" xlink:href="http://books.google.com/books?hl=en&amp;lr=&amp;id=WlY8zuOJf6YC&amp;oi=fnd&amp;pg=PA185&amp;ots=k4A6jPdQ_V&amp;sig=LVxLaqUU3SEy8WTqr1kXqlw4T1Y#v=onepage&amp;q&amp;f=false">http://books.google.com/books?hl=en&amp;lr=&amp;id=WlY8zuOJf6YC&amp;oi=fnd&amp;pg=PA185&amp;ots=k4A6jPdQ_V&amp;sig=LVxLaqUU3SEy8WTqr1kXqlw4T1Y#v=onepage&amp;q&amp;f=false</text:a></text:p></text:note-body></text:note></text:span><text:span text:style-name="T10"> is precisely the larger goal I am dancing around. I would ask that he could put his hands on my shoulders and move me to the exact location of the grander questions. In fact this I would say is the area in which I most need guidance. For this agenda in specific I would need a more advanced knowledge of empirical statistical distributions and my understanding of machine learning should move past the naïve Bayesian approach. These technical tasks are a matter of autodydacticism which are easy in University setting. More difficultly for myself, I'd require need assistance with grounding it in – and designing for - social science. Specifically need to explore for my research agenda, how sociologists classify biases in their field.</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Klein</meta:initial-creator>
    <meta:creation-date>2014-10-06T17:26:53.971807056</meta:creation-date>
    <dc:date>2014-10-28T22:51:02.565867190</dc:date>
    <dc:creator>Max Klein</dc:creator>
    <meta:editing-duration>PT16H20S</meta:editing-duration>
    <meta:editing-cycles>34</meta:editing-cycles>
    <meta:generator>LibreOffice/4.2.6.3$Linux_X86_64 LibreOffice_project/420m0$Build-3</meta:generator>
    <meta:printed-by>Max Klein</meta:printed-by>
    <meta:print-date>2014-10-28T22:11:39.625061525</meta:print-date>
    <meta:document-statistic meta:table-count="0" meta:image-count="0" meta:object-count="0" meta:page-count="2" meta:paragraph-count="30" meta:word-count="1048" meta:character-count="7599" meta:non-whitespace-character-count="6568"/>
  </office:meta>
</office:document-meta>
</file>